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difiedFlagSemaphore" svg:font-family="CodifiedFlagSemaphore" style:font-pitch="fixed"/>
    <style:font-face style:name="CodifiedMaritimeSignalFlagsBW" svg:font-family="CodifiedMaritimeSignalFlagsBW" style:font-pitch="fixed"/>
    <style:font-face style:name="CodifiedPigpen" svg:font-family="CodifiedPigpen" style:font-pitch="fixed"/>
    <style:font-face style:name="CodifiedTemplar" svg:font-family="CodifiedTemplar" style:font-pitch="fixed"/>
    <style:font-face style:name="CodifiedAtbash" svg:font-family="CodifiedAtbash" style:font-pitch="variable"/>
    <style:font-face style:name="CodifiedBraille" svg:font-family="CodifiedBraille" style:font-pitch="variable"/>
    <style:font-face style:name="CodifiedCaesar" svg:font-family="CodifiedCaesar" style:font-pitch="variable"/>
    <style:font-face style:name="CodifiedICAO-Regular" svg:font-family="CodifiedICAO-Regular" style:font-pitch="variable"/>
    <style:font-face style:name="CodifiedMorse" svg:font-family="CodifiedMorse" style:font-pitch="variable"/>
    <style:font-face style:name="D'ni Script LM" svg:font-family="'D'ni Script 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CodifiedBraille" fo:language="zxx" fo:country="none" officeooo:rsid="00086bb2" officeooo:paragraph-rsid="00086bb2" style:language-asian="zxx" style:country-asian="none" style:language-complex="zxx" style:country-complex="none"/>
    </style:style>
    <style:style style:name="P2" style:family="paragraph" style:parent-style-name="Standard">
      <style:text-properties style:font-name="CodifiedAtbash" fo:language="zxx" fo:country="none" officeooo:rsid="00086bb2" officeooo:paragraph-rsid="00086bb2" style:language-asian="zxx" style:country-asian="none" style:language-complex="zxx" style:country-complex="none"/>
    </style:style>
    <style:style style:name="P3" style:family="paragraph" style:parent-style-name="Standard">
      <style:text-properties style:font-name="CodifiedCaesar" fo:language="zxx" fo:country="none" officeooo:rsid="00086bb2" officeooo:paragraph-rsid="00086bb2" style:language-asian="zxx" style:country-asian="none" style:language-complex="zxx" style:country-complex="none"/>
    </style:style>
    <style:style style:name="P4" style:family="paragraph" style:parent-style-name="Standard">
      <style:text-properties style:font-name="CodifiedFlagSemaphore" fo:language="zxx" fo:country="none" officeooo:rsid="00086bb2" officeooo:paragraph-rsid="00086bb2" style:language-asian="zxx" style:country-asian="none" style:language-complex="zxx" style:country-complex="none"/>
    </style:style>
    <style:style style:name="P5" style:family="paragraph" style:parent-style-name="Standard">
      <style:paragraph-properties fo:text-align="start" style:justify-single-word="false"/>
      <style:text-properties fo:color="#000000" style:font-name="CodifiedICAO-Regular" fo:font-size="8pt" fo:language="zxx" fo:country="none" officeooo:rsid="00086bb2" officeooo:paragraph-rsid="00086bb2" style:font-size-asian="8pt" style:language-asian="zxx" style:country-asian="none" style:font-size-complex="8pt" style:language-complex="zxx" style:country-complex="none"/>
    </style:style>
    <style:style style:name="P6" style:family="paragraph" style:parent-style-name="Standard">
      <style:text-properties fo:color="#000000" style:font-name="CodifiedICAO-Regular" fo:font-size="8pt" fo:language="zxx" fo:country="none" officeooo:rsid="00086bb2" officeooo:paragraph-rsid="00086bb2" style:font-size-asian="8pt" style:language-asian="zxx" style:country-asian="none" style:font-size-complex="8pt" style:language-complex="zxx" style:country-complex="none"/>
    </style:style>
    <style:style style:name="P7" style:family="paragraph" style:parent-style-name="Standard">
      <style:text-properties fo:color="#000000" style:font-name="CodifiedICAO-Regular" fo:font-size="8pt" fo:language="zxx" fo:country="none" officeooo:rsid="0009f77f" officeooo:paragraph-rsid="0009f77f" style:font-size-asian="8pt" style:language-asian="zxx" style:country-asian="none" style:font-size-complex="8pt" style:language-complex="zxx" style:country-complex="none"/>
    </style:style>
    <style:style style:name="P8" style:family="paragraph" style:parent-style-name="Standard">
      <style:text-properties fo:color="#000000" style:font-name="CodifiedMorse" fo:font-size="8pt" fo:language="zxx" fo:country="none" officeooo:rsid="00086bb2" officeooo:paragraph-rsid="0015f03e" style:font-size-asian="8pt" style:language-asian="zxx" style:country-asian="none" style:font-size-complex="8pt" style:language-complex="zxx" style:country-complex="none"/>
    </style:style>
    <style:style style:name="P9" style:family="paragraph" style:parent-style-name="Standard">
      <style:text-properties style:font-name="CodifiedMaritimeSignalFlagsBW" fo:language="zxx" fo:country="none" officeooo:rsid="00086bb2" officeooo:paragraph-rsid="00086bb2" style:language-asian="zxx" style:country-asian="none" style:language-complex="zxx" style:country-complex="none"/>
    </style:style>
    <style:style style:name="P10" style:family="paragraph" style:parent-style-name="Standard">
      <style:text-properties style:font-name="CodifiedMaritimeSignalFlagsBW" fo:font-size="8pt" fo:language="zxx" fo:country="none" officeooo:rsid="00086bb2" officeooo:paragraph-rsid="00086bb2" style:font-size-asian="8pt" style:language-asian="zxx" style:country-asian="none" style:font-size-complex="8pt" style:language-complex="zxx" style:country-complex="none"/>
    </style:style>
    <style:style style:name="P11" style:family="paragraph" style:parent-style-name="Standard">
      <style:text-properties style:font-name="CodifiedMorse" fo:font-size="8pt" fo:language="zxx" fo:country="none" officeooo:rsid="00086bb2" officeooo:paragraph-rsid="00086bb2" style:font-size-asian="8pt" style:language-asian="zxx" style:country-asian="none" style:font-size-complex="8pt" style:language-complex="zxx" style:country-complex="none"/>
    </style:style>
    <style:style style:name="P12" style:family="paragraph" style:parent-style-name="Standard">
      <style:text-properties style:font-name="CodifiedPigpen" fo:language="zxx" fo:country="none" officeooo:rsid="00086bb2" officeooo:paragraph-rsid="00086bb2" style:language-asian="zxx" style:country-asian="none" style:language-complex="zxx" style:country-complex="none"/>
    </style:style>
    <style:style style:name="P13" style:family="paragraph" style:parent-style-name="Standard">
      <style:text-properties style:font-name="CodifiedPigpen" fo:language="zxx" fo:country="none" fo:font-weight="bold" officeooo:rsid="00086bb2" officeooo:paragraph-rsid="00086bb2" style:language-asian="zxx" style:country-asian="none" style:font-weight-asian="bold" style:language-complex="zxx" style:country-complex="none" style:font-weight-complex="bold"/>
    </style:style>
    <style:style style:name="P14" style:family="paragraph" style:parent-style-name="Standard">
      <style:text-properties style:font-name="CodifiedTemplar" fo:language="zxx" fo:country="none" officeooo:rsid="00086bb2" officeooo:paragraph-rsid="00086bb2" style:language-asian="zxx" style:country-asian="none"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
      <text:p text:style-name="P5">Lorem ipsum dolor sit amet.consectetur adipiscing elit.sed do eiusmod tempor incididunt ut labore et dolore magna aliqua.Ut enim ad minim veniam.quis nostrud exercitation ullamco laboris nisi ut aliquip ex ea commodo consequat.Duis aute irure dolor in reprehenderit in voluptate velit esse cillum dolore eu fugiat nulla pariatur.Excepteur sint occaecat cupidatat non proident.sunt in culpa qui officia deserunt mollit anim id est laborum.</text:p>
      <text:p text:style-name="P6"/>
      <text:p text:style-name="P7"/>
      <text:p text:style-name="P6"/>
      <text:p text:style-name="P6"/>
      <text:p text:style-name="P6"/>
      <text:p text:style-name="P6"/>
      <text:p text:style-name="P9"><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
      <text:p text:style-name="P8">Lorem ipsum dolor sit amet.consectetur adipiscing elit.sed do eiusmod tempor incididunt ut labore et dolore magna aliqua.Ut enim ad minim veniam.quis nostrud exercitation ullamco laboris nisi ut aliquip ex ea commodo consequat.Duis aute irure dolor in reprehenderit in voluptate velit esse cillum dolore eu fugiat nulla pariatur.Excepteur sint occaecat cupidatat non proident.sunt in culpa qui officia deserunt mollit anim id est laborum.</text:p>
      <text:p text:style-name="P11"/>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3"/>
      <text:p text:style-name="P1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difiedFlagSemaphore" svg:font-family="CodifiedFlagSemaphore" style:font-pitch="fixed"/>
    <style:font-face style:name="CodifiedMaritimeSignalFlagsBW" svg:font-family="CodifiedMaritimeSignalFlagsBW" style:font-pitch="fixed"/>
    <style:font-face style:name="CodifiedPigpen" svg:font-family="CodifiedPigpen" style:font-pitch="fixed"/>
    <style:font-face style:name="CodifiedTemplar" svg:font-family="CodifiedTemplar" style:font-pitch="fixed"/>
    <style:font-face style:name="CodifiedAtbash" svg:font-family="CodifiedAtbash" style:font-pitch="variable"/>
    <style:font-face style:name="CodifiedBraille" svg:font-family="CodifiedBraille" style:font-pitch="variable"/>
    <style:font-face style:name="CodifiedCaesar" svg:font-family="CodifiedCaesar" style:font-pitch="variable"/>
    <style:font-face style:name="CodifiedICAO-Regular" svg:font-family="CodifiedICAO-Regular" style:font-pitch="variable"/>
    <style:font-face style:name="CodifiedMorse" svg:font-family="CodifiedMorse" style:font-pitch="variable"/>
    <style:font-face style:name="D'ni Script LM" svg:font-family="'D'ni Script 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18:03:37.656418499</meta:creation-date>
    <dc:date>2017-08-28T18:26:18.247888461</dc:date>
    <meta:editing-duration>PT29M16S</meta:editing-duration>
    <meta:editing-cycles>9</meta:editing-cycles>
    <meta:generator>LibreOffice/5.1.6.2$Linux_X86_64 LibreOffice_project/10m0$Build-2</meta:generator>
    <meta:document-statistic meta:table-count="0" meta:image-count="0" meta:object-count="0" meta:page-count="2" meta:paragraph-count="9" meta:word-count="607" meta:character-count="3991" meta:non-whitespace-character-count="3393"/>
  </office:meta>
</office:document-meta>
</file>